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Heading_20_3" style:master-page-name="">
      <style:paragraph-properties style:page-number="auto" fo:break-before="page"/>
    </style:style>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Standard" style:list-style-name="L23"/>
    <style:style style:name="P46" style:family="paragraph" style:parent-style-name="Standard" style:list-style-name="L31"/>
    <style:style style:name="P47" style:family="paragraph" style:parent-style-name="Corps_20_de_20_texte.Paragraph" style:list-style-name="L20">
      <style:paragraph-properties fo:margin-left="1.251cm" fo:margin-right="0cm" fo:text-indent="0cm" style:auto-text-indent="false"/>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20">
      <style:paragraph-properties fo:margin-left="1.251cm" fo:margin-right="0cm" fo:text-indent="0cm" style:auto-text-indent="false"/>
    </style:style>
    <style:style style:name="P81" style:family="paragraph" style:parent-style-name="Text_20_body" style:list-style-name="L25">
      <style:paragraph-properties fo:margin-left="1.251cm" fo:margin-right="0cm" fo:text-indent="0cm" style:auto-text-indent="false"/>
    </style:style>
    <style:style style:name="P82" style:family="paragraph" style:parent-style-name="Text_20_body" style:list-style-name="L31">
      <style:paragraph-properties fo:margin-left="2.205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HbReport-L-0.0.2.oxt&#13;Update file created : ooHbReport-L.update.xml&#13;&#13;24.06.2021 16:23:5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Extension : <text:file-name text:display="name">ooHbReport</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15108761"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795384871" text:style-name="L2">
        <text:list-item>
          <text:p text:style-name="P50">Version 2.1.0 :</text:p>
        </text:list-item>
      </text:list>
      <text:list xml:id="list3467842312" text:style-name="L3">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 xml:id="list162356501739841" text:continue-list="list1795384871" text:style-name="L2">
        <text:list-item>
          <text:p text:style-name="P50">Version 2.0.0 :</text:p>
        </text:list-item>
      </text:list>
      <text:list xml:id="list1820167866" text:style-name="L4">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 xml:id="list162355707473330" text:continue-list="list162356501739841" text:style-name="L2">
        <text:list-item>
          <text:p text:style-name="P50">Version 1.5.3 :</text:p>
        </text:list-item>
      </text:list>
      <text:list xml:id="list3275542483" text:style-name="L5">
        <text:list-item>
          <text:p text:style-name="P53">Help pages containing an hyperlink to an OpenOffice.org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org changes, text «notes» are now called text «comments».</text:p>
        </text:list-item>
      </text:list>
      <text:list xml:id="list162357032919334" text:continue-list="list162355707473330" text:style-name="L2">
        <text:list-item>
          <text:p text:style-name="P50">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81979808" text:style-name="L6">
        <text:list-item>
          <text:p text:style-name="P54">Basic library Standard, Module1 : your instruction inside the Sub myExtension</text:p>
        </text:list-item>
        <text:list-item>
          <text:p text:style-name="P54">Localized tooltip texts</text:p>
        </text:list-item>
        <text:list-item>
          <text:p text:style-name="P54">Localized description texts</text:p>
        </text:list-item>
        <text:list-item>
          <text:p text:style-name="P54">Localized license texts</text:p>
        </text:list-item>
        <text:list-item>
          <text:p text:style-name="P54">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HbRepor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90268492" text:style-name="L7">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90073697" text:style-name="L8">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41014521" text:style-name="L9">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71859992" text:style-name="L10">
        <text:list-item text:start-value="1">
          <text:p text:style-name="P58">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7"><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14137432" text:style-name="L11">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2460027722" text:style-name="L12">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1845649" text:style-name="L13">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33176870" text:style-name="L14">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03764417" text:style-name="L15">
        <text:list-item>
          <text:p text:style-name="P63">Arg1 : <text:span text:style-name="InstructionMacro">String</text:span> : mandatory, type of control used for the button</text:p>
        </text:list-item>
      </text:list>
      <text:list xml:id="list870634506" text:style-name="L16">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2752248" text:style-name="L17">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037498260" text:style-name="L18">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28557092" text:style-name="L19">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231248130" text:style-name="L20">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56082148"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Arg1 : <text:span text:style-name="InstructionMacro">String</text:span> : mandatory ; property name</text:p>
        </text:list-item>
        <text:list-item>
          <text:p text:style-name="P69"><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871588209"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96436653"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990848696"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87166267" text:style-name="L25">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84157552" text:style-name="L26">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280160978" text:style-name="L27">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ext:soft-page-break/>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776871822" text:style-name="L28">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623334228" text:style-name="L29">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63962365" text:style-name="L30">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46924327"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text:soft-page-break/>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80348879" text:style-name="L32">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HbRepor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802015030" text:style-name="L33">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text:soft-page-break/>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text:soft-page-break/>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text:soft-page-break/>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text:soft-page-break/>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text:soft-page-break/>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3804924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74627416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830268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235650298279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text:soft-page-break/></text:p>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4286090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9397853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2408528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62358621947079" text:continue-list="list23804924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62357471107045" text:continue-list="list16235650298279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62356603017608" text:continue-list="list16235862194707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HbRepor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62357920037570" text:continue-list="list16235660301760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62358473804021" text:continue-list="list124085288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62358064763173" text:continue-list="list16235747110704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6235771609892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6235832488903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62357117313279" text:continue-list="list16235792003757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62356845010818" text:continue-list="list4042860903"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62357328237669" text:continue-list="list16235711731327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6235836901146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6235853597649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62356721241526" text:continue-list="list16235847380402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62358672958046" text:continue-list="list16235832488903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6235698627950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6235847863048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62358334202767" text:continue-list="list16235853597649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62357234109469" text:continue-list="list16235684501081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62357288977615" text:continue-list="list16235833420276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6235854095129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HbRepor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78" meta:character-count="264197" meta:non-whitespace-character-count="222958"/>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HbReport", "0.0.2")
	setExtensionDescription("en, ru")
	'setIcon("Images/Onik.png")
	
	setDisplayName("en", "ooHomeBank Reporter.")
	setDisplayName("ru", "ooHomeBank Reporter.")
	
	setPublisherName("en", "ooHomeBank Reporter.", "https://github.com/EliseyP/ooHbReporter/")
	setPublisherName("ru", "ooHomeBank Reporter.", "https://github.com/EliseyP/ooHbReporter/")
		
  	beginUpdateInformation("direct", "direct")
    	setUpdateSource("https://github.com/EliseyP/ooHbReporter/raw/master/", "https://github.com/EliseyP/ooHbReporter/raw/master/") ' one or more
  	endUpdateInformation
endDescription  


beginAnnexes 
  useLibrary("Python", "./")
  'useLibrary("Basic", "UiBridge1/")
endAnnexes


beginAddonUI
 
  beginAddonMenu
    beginMenu
      beginTitles("Writer")
      	setTitle("HomeBank Reporter", "en")
      	setTitle("HomeBank Reporter", "ru")
      endTitles
    beginMenuItems    
	    beginCommand
	      beginTitles("Writer")
	        setTitle("Insert report from clipboard", "en")
	        setTitle("Вставить отчет из буфера обмена", "ru")
	      endTitles
	      setURL("Python", "HbReportFromClipboard.py", "insert_report")
	      setImage("rep")
	    endCommand
      endMenuItems
    endMenu  
  endAddonMenu
'##################################################  
'##################################################
  beginOfficeToolbar
  
    beginTbTitles("Writer") 
      setTitle("ooHB Reporter bar", "en")
      setTitle("ooHB Reporter bar", "ru")
    endTbTitles

    ' here begins the list of buttons
    '--------------------------------
    beginButton
      beginTitles("Writer")
	        setTitle("Insert report from clipboard", "en")
	        setTitle("Вставить отчет из буфера обмена", "ru")
      endTitles
	      setURL("Python", "HbReportFromClipboard.py", "insert_report")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